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00d4" officeooo:paragraph-rsid="000500d4"/>
    </style:style>
    <style:style style:name="P2" style:family="paragraph" style:parent-style-name="Standard">
      <style:text-properties officeooo:rsid="0006b6b8" officeooo:paragraph-rsid="0006b6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eraction from/with the Resource Manager</text:p>
      <text:p text:style-name="P1">2. YARN Paper: 2013, Hadoop YARN yet another resource negotiatior</text:p>
      <text:p text:style-name="P1">3. Jconsole, make</text:p>
      <text:p text:style-name="P1">4. Thursday, 16 Uhr</text:p>
      <text:p text:style-name="P2">5. Understand Job Intera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4:05:43.003722810</meta:creation-date>
    <dc:date>2015-04-21T14:19:44.128643057</dc:date>
    <meta:editing-duration>PT14M</meta:editing-duration>
    <meta:editing-cycles>2</meta:editing-cycles>
    <meta:generator>LibreOffice/4.4.2.2$Linux_X86_64 LibreOffice_project/40$Build-2</meta:generator>
    <meta:document-statistic meta:table-count="0" meta:image-count="0" meta:object-count="0" meta:page-count="1" meta:paragraph-count="5" meta:word-count="27" meta:character-count="175" meta:non-whitespace-character-count="153"/>
  </office:meta>
</office:document-meta>
</file>